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.validateToken( String 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.matches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.get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Event( String topic , Dictionary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validateTopic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equal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